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e81" officeooo:paragraph-rsid="000f6fa6"/>
    </style:style>
    <style:style style:name="P2" style:family="paragraph" style:parent-style-name="Standard">
      <style:text-properties officeooo:rsid="000f6fa6" officeooo:paragraph-rsid="000f6fa6"/>
    </style:style>
    <style:style style:name="T1" style:family="text">
      <style:text-properties officeooo:rsid="000f6fa6"/>
    </style:style>
    <style:style style:name="T2" style:family="text">
      <style:text-properties officeooo:rsid="001008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ister-l update profile -<text:span text:style-name="T1">l</text:span>ogin--sign the petition-thank you-delete the signature-log out-register</text:p>
      <text:p text:style-name="P1"/>
      <text:p text:style-name="P2">NEW USER:</text:p>
      <text:p text:style-name="P2">register-→profile-→login-→sign the petition-→thank you-→update/see the profile--&gt;delete the signature-→logout--<text:span text:style-name="T2">&gt;login/register</text:span></text:p>
      <text:p text:style-name="P2"/>
      <text:p text:style-name="P2">EXISTING USER</text:p>
      <text:p text:style-name="P2">login-→sign the petition/thank you-→update/see the profile--&gt;delete the signature--&gt;logout--<text:span text:style-name="T2">&gt;login/regist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2:28:49.377210951</meta:creation-date>
    <dc:date>2020-06-23T13:01:51.929688021</dc:date>
    <meta:editing-duration>PT2M2S</meta:editing-duration>
    <meta:editing-cycles>1</meta:editing-cycles>
    <meta:document-statistic meta:table-count="0" meta:image-count="0" meta:object-count="0" meta:page-count="1" meta:paragraph-count="5" meta:word-count="36" meta:character-count="354" meta:non-whitespace-character-count="329"/>
    <meta:generator>LibreOffice/6.4.3.2$Linux_X86_64 LibreOffice_project/40$Build-2</meta:generator>
  </office:meta>
</office:document-meta>
</file>